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background-color="#ffff00" style:font-size-asian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background-color="transparent" style:font-size-asian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background-color="#ffff00" style:font-size-asian="10pt"/>
    </style:style>
    <style:style style:name="T1" style:family="text">
      <style:text-properties officeooo:rsid="000497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ffichage des moyennes :</text:p>
      <text:p text:style-name="P2">*************************</text:p>
      <text:p text:style-name="P1"/>
      <text:p text:style-name="P2">NDVI=-1.074792276775148E7</text:p>
      <text:p text:style-name="P2">IR=98.62869822485207</text:p>
      <text:p text:style-name="P2">variance NDVI=3.6128325190341145E7</text:p>
      <text:p text:style-name="P2">varianceIR=10.555360011785163</text:p>
      <text:p text:style-name="P1"/>
      <text:p text:style-name="P2">NDVI=-1.1031308843076924E7</text:p>
      <text:p text:style-name="P2">IR=88.37538461538462</text:p>
      <text:p text:style-name="P2">variance NDVI=5.029445878935849E8</text:p>
      <text:p text:style-name="P2">varianceIR=138.60709963040532</text:p>
      <text:p text:style-name="P1"/>
      <text:p text:style-name="P2">NDVI=-1.114471822633136E7</text:p>
      <text:p text:style-name="P2">IR=82.34171597633136</text:p>
      <text:p text:style-name="P2">variance NDVI=1.2476492874031313E8</text:p>
      <text:p text:style-name="P2">varianceIR=130.70742869732865</text:p>
      <text:p text:style-name="P1"/>
      <text:p text:style-name="P2">NDVI=-1.0976805873846155E7</text:p>
      <text:p text:style-name="P2">IR=89.33846153846154</text:p>
      <text:p text:style-name="P2">variance NDVI=2.299088617066621E7</text:p>
      <text:p text:style-name="P2">varianceIR=34.43522949476565</text:p>
      <text:p text:style-name="P1"/>
      <text:p text:style-name="P3">NDVI=-1.1111908180473372E7</text:p>
      <text:p text:style-name="P3">IR=86.89644970414201</text:p>
      <text:p text:style-name="P3">variance NDVI=5228822.765856369</text:p>
      <text:p text:style-name="P3">varianceIR=5.215598299518387 <text:s/>// <text:span text:style-name="T1">zone verte</text:span></text:p>
      <text:p text:style-name="P1"/>
      <text:p text:style-name="P3">NDVI=-1.0927686607692307E7</text:p>
      <text:p text:style-name="P3">IR=84.56769230769231</text:p>
      <text:p text:style-name="P3">variance NDVI=2.9469292962548535E7</text:p>
      <text:p text:style-name="P3">varianceIR=5.546486339553915 // <text:span text:style-name="T1">zone verte</text:span></text:p>
      <text:p text:style-name="P1"/>
      <text:p text:style-name="P4">NDVI=-1.1034829588757396E7</text:p>
      <text:p text:style-name="P4">IR=75.40532544378698</text:p>
      <text:p text:style-name="P4">variance NDVI=1.8692533637789004E7</text:p>
      <text:p text:style-name="P4">varianceIR=18.161100493617877</text:p>
      <text:p text:style-name="P1"/>
      <text:p text:style-name="P2">NDVI=-1.0453134089230768E7</text:p>
      <text:p text:style-name="P2">IR=89.49230769230769</text:p>
      <text:p text:style-name="P2">variance NDVI=5054665.140518623</text:p>
      <text:p text:style-name="P2">varianceIR=83.61743796085561</text:p>
      <text:p text:style-name="P1"/>
      <text:p text:style-name="P2">NDVI=-9908053.445266273</text:p>
      <text:p text:style-name="P2">IR=104.66124260355029</text:p>
      <text:p text:style-name="P2">variance NDVI=4.348726617348656E7</text:p>
      <text:p text:style-name="P2">varianceIR=117.3304737567046</text:p>
      <text:p text:style-name="P1"/>
      <text:p text:style-name="P2">NDVI=-9511530.03076923</text:p>
      <text:p text:style-name="P2">IR=110.97846153846154</text:p>
      <text:p text:style-name="P2">variance NDVI=7.269985179123282E8</text:p>
      <text:p text:style-name="P2">varianceIR=112.90756521074148</text:p>
      <text:p text:style-name="P1"/>
      <text:p text:style-name="P2">NDVI=-1.1291598127692308E7</text:p>
      <text:p text:style-name="P2">IR=88.86307692307692</text:p>
      <text:p text:style-name="P2">variance NDVI=4.636837933079248E7</text:p>
      <text:p text:style-name="P2">varianceIR=18.122246594446946</text:p>
      <text:p text:style-name="P1"/>
      <text:p text:style-name="P2">NDVI=-1.1564356104E7</text:p>
      <text:p text:style-name="P2">IR=83.8576</text:p>
      <text:p text:style-name="P2">variance NDVI=4.205339706717355E8</text:p>
      <text:p text:style-name="P2">varianceIR=32.30147756441598</text:p>
      <text:p text:style-name="P1"><text:soft-page-break/></text:p>
      <text:p text:style-name="P2">NDVI=-1.1569309606153846E7</text:p>
      <text:p text:style-name="P2">IR=74.76307692307692</text:p>
      <text:p text:style-name="P2">variance NDVI=1.5702061086254773E8</text:p>
      <text:p text:style-name="P2">varianceIR=18.641586949476594</text:p>
      <text:p text:style-name="P1"/>
      <text:p text:style-name="P2">NDVI=-1.12116410992E7</text:p>
      <text:p text:style-name="P2">IR=75.5088</text:p>
      <text:p text:style-name="P2">variance NDVI=7.96899929793152E7</text:p>
      <text:p text:style-name="P2">varianceIR=21.449248763903963</text:p>
      <text:p text:style-name="P1"/>
      <text:p text:style-name="P2">NDVI=-1.1522297218461538E7</text:p>
      <text:p text:style-name="P2">IR=74.12923076923077</text:p>
      <text:p text:style-name="P2">variance NDVI=1.1399506191375268E8</text:p>
      <text:p text:style-name="P2">varianceIR=31.69582687665006</text:p>
      <text:p text:style-name="P1"/>
      <text:p text:style-name="P2">NDVI=-1.14341161264E7</text:p>
      <text:p text:style-name="P2">IR=75.9504</text:p>
      <text:p text:style-name="P2">variance NDVI=1.5885696083746234E8</text:p>
      <text:p text:style-name="P2">varianceIR=50.74548105625599</text:p>
      <text:p text:style-name="P1"/>
      <text:p text:style-name="P2">NDVI=-1.1128697247692307E7</text:p>
      <text:p text:style-name="P2">IR=76.06923076923077</text:p>
      <text:p text:style-name="P2">variance NDVI=4889944.875098007</text:p>
      <text:p text:style-name="P2">varianceIR=20.329865361857134</text:p>
      <text:p text:style-name="P1"/>
      <text:p text:style-name="P2">NDVI=-1.10908953632E7</text:p>
      <text:p text:style-name="P2">IR=76.4896</text:p>
      <text:p text:style-name="P2">variance NDVI=4.094705139509618E7</text:p>
      <text:p text:style-name="P2">varianceIR=36.334146093056034</text:p>
      <text:p text:style-name="P1"/>
      <text:p text:style-name="P2">NDVI=-1.0218722295384616E7</text:p>
      <text:p text:style-name="P2">IR=93.11384615384615</text:p>
      <text:p text:style-name="P2">variance NDVI=1.4707909821487555E8</text:p>
      <text:p text:style-name="P2">varianceIR=74.73809804642669</text:p>
      <text:p text:style-name="P1"/>
      <text:p text:style-name="P2">NDVI=-9659291.8064</text:p>
      <text:p text:style-name="P2">IR=110.4336</text:p>
      <text:p text:style-name="P2">variance NDVI=1.0279570299762409E9</text:p>
      <text:p text:style-name="P2">varianceIR=79.64971905433619</text:p>
      <text:p text:style-name="P1"/>
      <text:p text:style-name="P2">NDVI=-1.1520176340236686E7</text:p>
      <text:p text:style-name="P2">IR=81.55325443786982</text:p>
      <text:p text:style-name="P2">variance NDVI=7986367.252376945</text:p>
      <text:p text:style-name="P2">varianceIR=17.29884045805416</text:p>
      <text:p text:style-name="P1"/>
      <text:p text:style-name="P2">NDVI=-1.1900896307692308E7</text:p>
      <text:p text:style-name="P2">IR=70.68307692307692</text:p>
      <text:p text:style-name="P2">variance NDVI=1.0126726155255254E8</text:p>
      <text:p text:style-name="P2">varianceIR=23.86278647610379</text:p>
      <text:p text:style-name="P1"/>
      <text:p text:style-name="P2">NDVI=-1.178148949260355E7</text:p>
      <text:p text:style-name="P2">IR=69.79733727810651</text:p>
      <text:p text:style-name="P2">variance NDVI=1.54959900375016E8</text:p>
      <text:p text:style-name="P2">varianceIR=7.67293416895611</text:p>
      <text:p text:style-name="P1"/>
      <text:p text:style-name="P3">NDVI=-1.17048714E7</text:p>
      <text:p text:style-name="P3">IR=68.12</text:p>
      <text:p text:style-name="P3">variance NDVI=1.5967083483883107E8</text:p>
      <text:p text:style-name="P3">varianceIR=12.25072984615378</text:p>
      <text:p text:style-name="P1"/>
      <text:p text:style-name="P2">NDVI=-1.1510960334319526E7</text:p>
      <text:p text:style-name="P3"><text:soft-page-break/>IR=71.33431952662721</text:p>
      <text:p text:style-name="P3">variance NDVI=2.3353209310503364E8</text:p>
      <text:p text:style-name="P3">varianceIR=15.324007291877468</text:p>
      <text:p text:style-name="P5"/>
      <text:p text:style-name="P3">NDVI=-1.1251222490769232E7</text:p>
      <text:p text:style-name="P3">IR=75.57692307692308</text:p>
      <text:p text:style-name="P3">variance NDVI=2.6598423916538145E7</text:p>
      <text:p text:style-name="P3">varianceIR=16.09926945835225</text:p>
      <text:p text:style-name="P1"/>
      <text:p text:style-name="P2">NDVI=-1.1237037196745561E7</text:p>
      <text:p text:style-name="P2">IR=75.60798816568047</text:p>
      <text:p text:style-name="P2">variance NDVI=2.069069522841246E7</text:p>
      <text:p text:style-name="P2">varianceIR=24.68000700941868</text:p>
      <text:p text:style-name="P1"/>
      <text:p text:style-name="P2">NDVI=-1.0829595313846154E7</text:p>
      <text:p text:style-name="P2">IR=80.6</text:p>
      <text:p text:style-name="P2">variance NDVI=4.450881964628177E7</text:p>
      <text:p text:style-name="P2">varianceIR=27.551323076923072</text:p>
      <text:p text:style-name="P1"/>
      <text:p text:style-name="P2">NDVI=-1.0572924786982248E7</text:p>
      <text:p text:style-name="P2">IR=82.7396449704142</text:p>
      <text:p text:style-name="P2">variance NDVI=1.8584999682422597E7</text:p>
      <text:p text:style-name="P2">varianceIR=17.784062669560775</text:p>
      <text:p text:style-name="P1"/>
      <text:p text:style-name="P2">NDVI=-1.0320832295384616E7</text:p>
      <text:p text:style-name="P2">IR=84.57846153846154</text:p>
      <text:p text:style-name="P2">variance NDVI=9.903696407440625E7</text:p>
      <text:p text:style-name="P2">varianceIR=59.03079171961703</text:p>
      <text:p text:style-name="P1"/>
      <text:p text:style-name="P3">NDVI=-1.1635101544615384E7</text:p>
      <text:p text:style-name="P3">IR=74.82461538461538</text:p>
      <text:p text:style-name="P3">variance NDVI=5.460676409004389E7</text:p>
      <text:p text:style-name="P3">varianceIR=12.767275725079699</text:p>
      <text:p text:style-name="P5"/>
      <text:p text:style-name="P3">NDVI=-1.12931416896E7</text:p>
      <text:p text:style-name="P3">IR=73.8496</text:p>
      <text:p text:style-name="P3">variance NDVI=9.189193814312975E7</text:p>
      <text:p text:style-name="P3">varianceIR=13.317801312255956</text:p>
      <text:p text:style-name="P5"/>
      <text:p text:style-name="P3">NDVI=-1.1958985906153847E7</text:p>
      <text:p text:style-name="P3">IR=66.30307692307693</text:p>
      <text:p text:style-name="P3">variance NDVI=350385.40673778637</text:p>
      <text:p text:style-name="P3">varianceIR=14.463679777878944</text:p>
      <text:p text:style-name="P1"/>
      <text:p text:style-name="P2">NDVI=-1.14973588416E7</text:p>
      <text:p text:style-name="P2">IR=71.3792</text:p>
      <text:p text:style-name="P2">variance NDVI=7.349031030046692E7</text:p>
      <text:p text:style-name="P2">varianceIR=45.10739166822379</text:p>
      <text:p text:style-name="P1"/>
      <text:p text:style-name="P3">NDVI=-1.1571967963076923E7</text:p>
      <text:p text:style-name="P3">IR=72.11076923076924</text:p>
      <text:p text:style-name="P3">variance NDVI=83213.41630505901</text:p>
      <text:p text:style-name="P3">varianceIR=10.563057929904446</text:p>
      <text:p text:style-name="P1"/>
      <text:p text:style-name="P2">NDVI=-1.136899624E7</text:p>
      <text:p text:style-name="P2">IR=73.9424</text:p>
      <text:p text:style-name="P2">variance NDVI=4.653300878590581E8</text:p>
      <text:p text:style-name="P2">varianceIR=26.978247868416062</text:p>
      <text:p text:style-name="P1"/>
      <text:p text:style-name="P2">NDVI=-1.1344614052307691E7</text:p>
      <text:p text:style-name="P2">IR=73.20923076923077</text:p>
      <text:p text:style-name="P2">variance NDVI=4.8880588003914773E8</text:p>
      <text:p text:style-name="P2"><text:soft-page-break/>varianceIR=18.64790166954933</text:p>
      <text:p text:style-name="P1"/>
      <text:p text:style-name="P2">NDVI=-1.09619705696E7</text:p>
      <text:p text:style-name="P2">IR=77.2256</text:p>
      <text:p text:style-name="P2">variance NDVI=1.3627483092205876E7</text:p>
      <text:p text:style-name="P2">varianceIR=36.07517391257601</text:p>
      <text:p text:style-name="P1"/>
      <text:p text:style-name="P2">NDVI=-1.039360152153846E7</text:p>
      <text:p text:style-name="P2">IR=87.48769230769231</text:p>
      <text:p text:style-name="P2">variance NDVI=5.828881605746142E7</text:p>
      <text:p text:style-name="P2">varianceIR=111.99768899044166</text:p>
      <text:p text:style-name="P1"/>
      <text:p text:style-name="P2">NDVI=-1.03059706016E7</text:p>
      <text:p text:style-name="P2">IR=88.8672</text:p>
      <text:p text:style-name="P2">variance NDVI=3.8887509599488184E7</text:p>
      <text:p text:style-name="P2">varianceIR=113.80057093734402</text:p>
      <text:p text:style-name="P1"/>
      <text:p text:style-name="P2">NDVI=-1.2400423144970413E7</text:p>
      <text:p text:style-name="P2">IR=63.48224852071006</text:p>
      <text:p text:style-name="P2">variance NDVI=4.6091658179011846E8</text:p>
      <text:p text:style-name="P2">varianceIR=33.001158076174065</text:p>
      <text:p text:style-name="P1"/>
      <text:p text:style-name="P2">NDVI=-1.2376319864615384E7</text:p>
      <text:p text:style-name="P2">IR=61.18153846153846</text:p>
      <text:p text:style-name="P2">variance NDVI=1.7388770795640162E8</text:p>
      <text:p text:style-name="P2">varianceIR=35.71039863086018</text:p>
      <text:p text:style-name="P1"/>
      <text:p text:style-name="P2">NDVI=-1.1663629665680474E7</text:p>
      <text:p text:style-name="P2">IR=69.64792899408285</text:p>
      <text:p text:style-name="P2">variance NDVI=2.0968978204015633E8</text:p>
      <text:p text:style-name="P2">varianceIR=73.86248685466957</text:p>
      <text:p text:style-name="P1"/>
      <text:p text:style-name="P2">NDVI=-1.1515457004615385E7</text:p>
      <text:p text:style-name="P2">IR=71.26615384615384</text:p>
      <text:p text:style-name="P2">variance NDVI=3.2358817327416265E8</text:p>
      <text:p text:style-name="P2">varianceIR=19.199723182521637</text:p>
      <text:p text:style-name="P1"/>
      <text:p text:style-name="P2">NDVI=-1.1421833115384616E7</text:p>
      <text:p text:style-name="P2">IR=72.68343195266272</text:p>
      <text:p text:style-name="P2">variance NDVI=7.391761910219535E7</text:p>
      <text:p text:style-name="P2">varianceIR=27.818248103975193</text:p>
      <text:p text:style-name="P1"/>
      <text:p text:style-name="P3">NDVI=-1.0511828698461538E7</text:p>
      <text:p text:style-name="P3">IR=82.29230769230769</text:p>
      <text:p text:style-name="P3">variance NDVI=2.2138795318199673E9</text:p>
      <text:p text:style-name="P3">varianceIR=9.240746836595465</text:p>
      <text:p text:style-name="P1"/>
      <text:p text:style-name="P3">NDVI=-1.0560949084319526E7</text:p>
      <text:p text:style-name="P3">IR=82.11094674556213</text:p>
      <text:p text:style-name="P3">variance NDVI=3.958197151540173E7</text:p>
      <text:p text:style-name="P3">varianceIR=7.989477173868873</text:p>
      <text:p text:style-name="P1"/>
      <text:p text:style-name="P2">NDVI=-1.0701367047692308E7</text:p>
      <text:p text:style-name="P2">IR=82.40461538461538</text:p>
      <text:p text:style-name="P2">variance NDVI=8.570232882655927E8</text:p>
      <text:p text:style-name="P2">varianceIR=26.506318139280864</text:p>
      <text:p text:style-name="P1"/>
      <text:p text:style-name="P2">NDVI=-1.0047793846153846E7</text:p>
      <text:p text:style-name="P2">IR=89.51479289940828</text:p>
      <text:p text:style-name="P2">variance NDVI=1.0779981382637305E7</text:p>
      <text:p text:style-name="P2">varianceIR=85.68602103377182</text:p>
      <text:p text:style-name="P1"/>
      <text:p text:style-name="P2"><text:soft-page-break/>NDVI=-1.0678716136923077E7</text:p>
      <text:p text:style-name="P2">IR=81.64769230769231</text:p>
      <text:p text:style-name="P2">variance NDVI=568091.6718039628</text:p>
      <text:p text:style-name="P2">varianceIR=176.85641107328178</text:p>
      <text:p text:style-name="P1"/>
      <text:p text:style-name="P2">NDVI=-1.2708732664615385E7</text:p>
      <text:p text:style-name="P2">IR=60.44307692307692</text:p>
      <text:p text:style-name="P2">variance NDVI=6.445143909262998E8</text:p>
      <text:p text:style-name="P2">varianceIR=97.07655291397349</text:p>
      <text:p text:style-name="P1"/>
      <text:p text:style-name="P2">NDVI=-1.16710505824E7</text:p>
      <text:p text:style-name="P2">IR=72.976</text:p>
      <text:p text:style-name="P2">variance NDVI=1.4767186860823765E9</text:p>
      <text:p text:style-name="P2">varianceIR=70.3074185216002</text:p>
      <text:p text:style-name="P1"/>
      <text:p text:style-name="P2">NDVI=-1.114680776E7</text:p>
      <text:p text:style-name="P2">IR=77.36</text:p>
      <text:p text:style-name="P2">variance NDVI=2.74341388291537E8</text:p>
      <text:p text:style-name="P2">varianceIR=27.049737846153807</text:p>
      <text:p text:style-name="P1"/>
      <text:p text:style-name="P2">NDVI=-1.15839715984E7</text:p>
      <text:p text:style-name="P2">IR=73.8672</text:p>
      <text:p text:style-name="P2">variance NDVI=5.683772931789349E8</text:p>
      <text:p text:style-name="P2">varianceIR=36.28534533734393</text:p>
      <text:p text:style-name="P1"/>
      <text:p text:style-name="P2">NDVI=-1.1367698015384614E7</text:p>
      <text:p text:style-name="P2">IR=77.68923076923078</text:p>
      <text:p text:style-name="P2">variance NDVI=4.5087291647951585E8</text:p>
      <text:p text:style-name="P2">varianceIR=17.047447989076016</text:p>
      <text:p text:style-name="P1"/>
      <text:p text:style-name="P2">NDVI=-1.10783834624E7</text:p>
      <text:p text:style-name="P2">IR=82.4832</text:p>
      <text:p text:style-name="P2">variance NDVI=1.812600338847355E7</text:p>
      <text:p text:style-name="P2">varianceIR=24.99768301158399</text:p>
      <text:p text:style-name="P1"/>
      <text:p text:style-name="P2">NDVI=-1.0822462596923077E7</text:p>
      <text:p text:style-name="P2">IR=78.79384615384615</text:p>
      <text:p text:style-name="P2">variance NDVI=1.3370279579074618E8</text:p>
      <text:p text:style-name="P2">varianceIR=22.958223963586715</text:p>
      <text:p text:style-name="P1"/>
      <text:p text:style-name="P2">NDVI=-1.0520741368E7</text:p>
      <text:p text:style-name="P2">IR=89.8128</text:p>
      <text:p text:style-name="P2">variance NDVI=8519191.139756983</text:p>
      <text:p text:style-name="P2">varianceIR=117.22789863014421</text:p>
      <text:p text:style-name="P1"/>
      <text:p text:style-name="P2">NDVI=-1.006398752E7</text:p>
      <text:p text:style-name="P2">IR=96.36923076923077</text:p>
      <text:p text:style-name="P2">variance NDVI=6.200748963576306E7</text:p>
      <text:p text:style-name="P2">varianceIR=150.90217423759663</text:p>
      <text:p text:style-name="P1"/>
      <text:p text:style-name="P2">NDVI=-9894089.0512</text:p>
      <text:p text:style-name="P2">IR=103.2816</text:p>
      <text:p text:style-name="P2">variance NDVI=2.838311734565921E8</text:p>
      <text:p text:style-name="P2">varianceIR=261.35284367769657</text:p>
      <text:p text:style-name="P1"/>
      <text:p text:style-name="P2">NDVI=-1.340406474408284E7</text:p>
      <text:p text:style-name="P2">IR=53.599112426035504</text:p>
      <text:p text:style-name="P2">variance NDVI=7.958233908659702E9</text:p>
      <text:p text:style-name="P2">varianceIR=197.33908923123457</text:p>
      <text:p text:style-name="P1"/>
      <text:p text:style-name="P2">NDVI=-1.2263556569230769E7</text:p>
      <text:p text:style-name="P2">IR=67.89846153846153</text:p>
      <text:p text:style-name="P2"><text:soft-page-break/>variance NDVI=1.2984064138008557E8</text:p>
      <text:p text:style-name="P2">varianceIR=40.153076216659144</text:p>
      <text:p text:style-name="P1"/>
      <text:p text:style-name="P2">NDVI=-1.1529843650887573E7</text:p>
      <text:p text:style-name="P2">IR=74.83431952662721</text:p>
      <text:p text:style-name="P2">variance NDVI=2.922618712582453E8</text:p>
      <text:p text:style-name="P2">varianceIR=31.780501724845656</text:p>
      <text:p text:style-name="P1"/>
      <text:p text:style-name="P2">NDVI=-1.1297833223076923E7</text:p>
      <text:p text:style-name="P2">IR=79.6876923076923</text:p>
      <text:p text:style-name="P2">variance NDVI=4.9899475724358305E7</text:p>
      <text:p text:style-name="P2">varianceIR=14.934968990441448</text:p>
      <text:p text:style-name="P1"/>
      <text:p text:style-name="P2">NDVI=-1.1257900677514793E7</text:p>
      <text:p text:style-name="P2">IR=85.59467455621302</text:p>
      <text:p text:style-name="P2">variance NDVI=6.2120291395772226E7</text:p>
      <text:p text:style-name="P2">varianceIR=19.647025356192845</text:p>
      <text:p text:style-name="P1"/>
      <text:p text:style-name="P2">NDVI=-1.1336638850769231E7</text:p>
      <text:p text:style-name="P2">IR=79.3276923076923</text:p>
      <text:p text:style-name="P2">variance NDVI=3.594468577822379E7</text:p>
      <text:p text:style-name="P2">varianceIR=79.71089893126994</text:p>
      <text:p text:style-name="P1"/>
      <text:p text:style-name="P2">NDVI=-1.080449373224852E7</text:p>
      <text:p text:style-name="P2">IR=89.27366863905326</text:p>
      <text:p text:style-name="P2">variance NDVI=8.892813258574109E8</text:p>
      <text:p text:style-name="P2">varianceIR=140.8463893698972</text:p>
      <text:p text:style-name="P1"/>
      <text:p text:style-name="P2">NDVI=-1.021730138E7</text:p>
      <text:p text:style-name="P2">IR=100.90923076923077</text:p>
      <text:p text:style-name="P2">variance NDVI=1.875234387546217E7</text:p>
      <text:p text:style-name="P2">varianceIR=98.79125764588088</text:p>
      <text:p text:style-name="P1"/>
      <text:p text:style-name="P2">NDVI=-1.0321806321005918E7</text:p>
      <text:p text:style-name="P2">IR=96.63757396449704</text:p>
      <text:p text:style-name="P2">variance NDVI=3.0578516337924874E8</text:p>
      <text:p text:style-name="P2">varianceIR=324.0695655666341</text:p>
      <text:p text:style-name="P1"/>
      <text:p text:style-name="P2">NDVI=-9731381.646153847</text:p>
      <text:p text:style-name="P2">IR=109.8</text:p>
      <text:p text:style-name="P2">variance NDVI=1.6176664509718677E8</text:p>
      <text:p text:style-name="P2">varianceIR=169.3477538461534</text:p>
      <text:p text:style-name="P1"/>
      <text:p text:style-name="P2">NDVI=-1.305763224E7</text:p>
      <text:p text:style-name="P2">IR=63.26769230769231</text:p>
      <text:p text:style-name="P2">variance NDVI=3.3736127238835773E9</text:p>
      <text:p text:style-name="P2">varianceIR=581.6649575821572</text:p>
      <text:p text:style-name="P1"/>
      <text:p text:style-name="P2">NDVI=-1.18331769536E7</text:p>
      <text:p text:style-name="P2">IR=74.8864</text:p>
      <text:p text:style-name="P2">variance NDVI=6.287392905531156E9</text:p>
      <text:p text:style-name="P2">varianceIR=76.46545168793597</text:p>
      <text:p text:style-name="P1"/>
      <text:p text:style-name="P2">NDVI=-1.1583997321538461E7</text:p>
      <text:p text:style-name="P2">IR=73.17692307692307</text:p>
      <text:p text:style-name="P2">variance NDVI=2.8566131625430115E7</text:p>
      <text:p text:style-name="P2">varianceIR=31.131562949476642</text:p>
      <text:p text:style-name="P1"/>
      <text:p text:style-name="P2">NDVI=-1.15020758576E7</text:p>
      <text:p text:style-name="P2">IR=79.0992</text:p>
      <text:p text:style-name="P2">variance NDVI=4725040.386981394</text:p>
      <text:p text:style-name="P2">varianceIR=6.538452865024043</text:p>
      <text:p text:style-name="P1"><text:soft-page-break/></text:p>
      <text:p text:style-name="P2">NDVI=-1.1434656643076923E7</text:p>
      <text:p text:style-name="P2">IR=83.93538461538462</text:p>
      <text:p text:style-name="P2">variance NDVI=2.247333201833389E8</text:p>
      <text:p text:style-name="P2">varianceIR=139.93913068365958</text:p>
      <text:p text:style-name="P1"/>
      <text:p text:style-name="P2">NDVI=-1.18085020192E7</text:p>
      <text:p text:style-name="P2">IR=75.1072</text:p>
      <text:p text:style-name="P2">variance NDVI=1.2620828685793638E9</text:p>
      <text:p text:style-name="P2">varianceIR=348.77585454694525</text:p>
      <text:p text:style-name="P1"/>
      <text:p text:style-name="P2">NDVI=-1.117470634923077E7</text:p>
      <text:p text:style-name="P2">IR=77.65076923076923</text:p>
      <text:p text:style-name="P2">variance NDVI=6.492470056399672E8</text:p>
      <text:p text:style-name="P2">varianceIR=89.76210242694597</text:p>
      <text:p text:style-name="P1"/>
      <text:p text:style-name="P2">NDVI=-1.07532105888E7</text:p>
      <text:p text:style-name="P2">IR=85.7952</text:p>
      <text:p text:style-name="P2">variance NDVI=6.187231844762824E8</text:p>
      <text:p text:style-name="P2">varianceIR=167.30976310886444</text:p>
      <text:p text:style-name="P1"/>
      <text:p text:style-name="P2">NDVI=-1.0147350283076923E7</text:p>
      <text:p text:style-name="P2">IR=101.77846153846154</text:p>
      <text:p text:style-name="P2">variance NDVI=1.8734707900143251E9</text:p>
      <text:p text:style-name="P2">varianceIR=382.5276210687294</text:p>
      <text:p text:style-name="P1"/>
      <text:p text:style-name="P2">NDVI=-9619382.8464</text:p>
      <text:p text:style-name="P2">IR=115.3424</text:p>
      <text:p text:style-name="P2">variance NDVI=3.44488757986865E7</text:p>
      <text:p text:style-name="P2">varianceIR=30.669753020415968</text:p>
      <text:p text:style-name="P1"/>
      <text:p text:style-name="P2">NDVI=-1.1447170421597634E7</text:p>
      <text:p text:style-name="P2">IR=89.98076923076923</text:p>
      <text:p text:style-name="P2">variance NDVI=5.208655813100379E8</text:p>
      <text:p text:style-name="P2">varianceIR=90.70308998722028</text:p>
      <text:p text:style-name="P1"/>
      <text:p text:style-name="P2">NDVI=-1.200748446E7</text:p>
      <text:p text:style-name="P2">IR=74.62923076923077</text:p>
      <text:p text:style-name="P2">variance NDVI=5.781648118067062E9</text:p>
      <text:p text:style-name="P2">varianceIR=46.26948723167973</text:p>
      <text:p text:style-name="P1"/>
      <text:p text:style-name="P2">NDVI=-1.2081767301775148E7</text:p>
      <text:p text:style-name="P2">IR=67.8698224852071</text:p>
      <text:p text:style-name="P2">variance NDVI=1.732043205756511E7</text:p>
      <text:p text:style-name="P2">varianceIR=12.332628968745233</text:p>
      <text:p text:style-name="P1"/>
      <text:p text:style-name="P2">NDVI=-1.1728582584615385E7</text:p>
      <text:p text:style-name="P2">IR=71.98769230769231</text:p>
      <text:p text:style-name="P2">variance NDVI=3561396.461694925</text:p>
      <text:p text:style-name="P2">varianceIR=10.707891357305455</text:p>
      <text:p text:style-name="P1"/>
      <text:p text:style-name="P2">NDVI=-1.132272196893491E7</text:p>
      <text:p text:style-name="P2">IR=79.26183431952663</text:p>
      <text:p text:style-name="P2">variance NDVI=1.5399387297762683E8</text:p>
      <text:p text:style-name="P2">varianceIR=62.279724415887394</text:p>
      <text:p text:style-name="P1"/>
      <text:p text:style-name="P2">NDVI=-1.1362099201538462E7</text:p>
      <text:p text:style-name="P2">IR=74.04153846153847</text:p>
      <text:p text:style-name="P2">variance NDVI=1.176906998154221E9</text:p>
      <text:p text:style-name="P2">varianceIR=30.273889045061452</text:p>
      <text:p text:style-name="P1"/>
      <text:p text:style-name="P2">NDVI=-1.0804758514792899E7</text:p>
      <text:p text:style-name="P2"><text:soft-page-break/>IR=85.79289940828403</text:p>
      <text:p text:style-name="P2">variance NDVI=4.928119532251035E8</text:p>
      <text:p text:style-name="P2">varianceIR=155.21217086692218</text:p>
      <text:p text:style-name="P1"/>
      <text:p text:style-name="P2">NDVI=-1.033183206E7</text:p>
      <text:p text:style-name="P2">IR=96.7523076923077</text:p>
      <text:p text:style-name="P2">variance NDVI=1.0447503441364053E8</text:p>
      <text:p text:style-name="P2">varianceIR=141.6709701265359</text:p>
      <text:p text:style-name="P1"/>
      <text:p text:style-name="P2">NDVI=-9858294.72633136</text:p>
      <text:p text:style-name="P2">IR=111.14349112426035</text:p>
      <text:p text:style-name="P2">variance NDVI=1.8877764655677233E9</text:p>
      <text:p text:style-name="P2">varianceIR=58.40230322519974</text:p>
      <text:p text:style-name="P1"/>
      <text:p text:style-name="P2">NDVI=-9648440.053846154</text:p>
      <text:p text:style-name="P2">IR=116.45076923076923</text:p>
      <text:p text:style-name="P2">variance NDVI=700082.5234056163</text:p>
      <text:p text:style-name="P2">varianceIR=2.6364711843422843</text:p>
      <text:p text:style-name="P1"/>
      <text:p text:style-name="P2">NDVI=-1.1602367813846154E7</text:p>
      <text:p text:style-name="P2">IR=87.81692307692308</text:p>
      <text:p text:style-name="P2">variance NDVI=4.678549692143191E8</text:p>
      <text:p text:style-name="P2">varianceIR=14.832347422849422</text:p>
      <text:p text:style-name="P1"/>
      <text:p text:style-name="P2">NDVI=-1.19563531024E7</text:p>
      <text:p text:style-name="P2">IR=78.5648</text:p>
      <text:p text:style-name="P2">variance NDVI=2.121715918241128E7</text:p>
      <text:p text:style-name="P2">varianceIR=43.027285438463856</text:p>
      <text:p text:style-name="P1"/>
      <text:p text:style-name="P2">NDVI=-1.2217832892307693E7</text:p>
      <text:p text:style-name="P2">IR=66.03692307692307</text:p>
      <text:p text:style-name="P2">variance NDVI=4.9006183436841816E7</text:p>
      <text:p text:style-name="P2">varianceIR=27.92306008557133</text:p>
      <text:p text:style-name="P1"/>
      <text:p text:style-name="P2">NDVI=-1.15483085216E7</text:p>
      <text:p text:style-name="P2">IR=72.6624</text:p>
      <text:p text:style-name="P2">variance NDVI=8.30828755960776E7</text:p>
      <text:p text:style-name="P2">varianceIR=30.94654523801603</text:p>
      <text:p text:style-name="P1"/>
      <text:p text:style-name="P2">NDVI=-1.0666849986153847E7</text:p>
      <text:p text:style-name="P2">IR=82.39538461538461</text:p>
      <text:p text:style-name="P2">variance NDVI=5.2473750576731116E8</text:p>
      <text:p text:style-name="P2">varianceIR=3.4559777842512065</text:p>
      <text:p text:style-name="P1"/>
      <text:p text:style-name="P2">NDVI=-1.0898184832E7</text:p>
      <text:p text:style-name="P2">IR=79.232</text:p>
      <text:p text:style-name="P2">variance NDVI=4.0338286283658785E8</text:p>
      <text:p text:style-name="P2">varianceIR=9.464111718399925</text:p>
      <text:p text:style-name="P1"/>
      <text:p text:style-name="P2">NDVI=-1.055214134923077E7</text:p>
      <text:p text:style-name="P2">IR=97.51846153846154</text:p>
      <text:p text:style-name="P2">variance NDVI=2.9220552374142665E8</text:p>
      <text:p text:style-name="P2">varianceIR=81.00942892671797</text:p>
      <text:p text:style-name="P1"/>
      <text:p text:style-name="P2">NDVI=-1.0425349904E7</text:p>
      <text:p text:style-name="P2">IR=104.2784</text:p>
      <text:p text:style-name="P2">variance NDVI=4.274017185297291E7</text:p>
      <text:p text:style-name="P2">varianceIR=8.306468970495994</text:p>
      <text:p text:style-name="P1"/>
      <text:p text:style-name="P2">NDVI=-1.0094110458461538E7</text:p>
      <text:p text:style-name="P2">IR=109.35692307692308</text:p>
      <text:p text:style-name="P2">variance NDVI=1.5847297064521968E7</text:p>
      <text:p text:style-name="P2"><text:soft-page-break/>varianceIR=10.92943149385526</text:p>
      <text:p text:style-name="P1"/>
      <text:p text:style-name="P2">NDVI=-9746462.5968</text:p>
      <text:p text:style-name="P2">IR=113.1728</text:p>
      <text:p text:style-name="P2">variance NDVI=3.2133301601845708E7</text:p>
      <text:p text:style-name="P2">varianceIR=5.023072415744006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8T10:47:16.299991967</meta:creation-date>
    <dc:date>2014-04-28T23:53:17.281275319</dc:date>
    <meta:editing-duration>P0D</meta:editing-duration>
    <meta:editing-cycles>2</meta:editing-cycles>
    <meta:generator>LibreOffice/4.2.3.3$Linux_x86 LibreOffice_project/420m0$Build-3</meta:generator>
    <meta:document-statistic meta:table-count="0" meta:image-count="0" meta:object-count="0" meta:page-count="9" meta:paragraph-count="402" meta:word-count="511" meta:character-count="10332" meta:non-whitespace-character-count="10222"/>
  </office:meta>
</office:document-meta>
</file>